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1C271DEA9C16DBD57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381" officeooo:paragraph-rsid="001ef381"/>
    </style:style>
    <style:style style:name="P2" style:family="paragraph" style:parent-style-name="Standard">
      <style:text-properties officeooo:rsid="001ef381" officeooo:paragraph-rsid="00207e1b"/>
    </style:style>
    <style:style style:name="P3" style:family="paragraph" style:parent-style-name="Standard">
      <style:text-properties officeooo:rsid="0020e71c" officeooo:paragraph-rsid="0020e71c"/>
    </style:style>
    <style:style style:name="P4" style:family="paragraph" style:parent-style-name="Standard">
      <style:text-properties officeooo:rsid="00207e1b" officeooo:paragraph-rsid="00207e1b"/>
    </style:style>
    <style:style style:name="T1" style:family="text">
      <style:text-properties officeooo:rsid="00207e1b"/>
    </style:style>
    <style:style style:name="T2" style:family="text">
      <style:text-properties officeooo:rsid="0020e71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40平飞特征点平衡点参数：</text:p>
      <text:p text:style-name="P4">v=23.5m/s</text:p>
      <text:p text:style-name="P2">alp <text:span text:style-name="T1">= 2.6;</text:span></text:p>
      <text:p text:style-name="P2">beta <text:span text:style-name="T2">= 0.0;</text:span></text:p>
      <text:p text:style-name="P3">d_ca = 4.4;</text:p>
      <text:p text:style-name="P3">thrust = 28N;</text:p>
      <text:p text:style-name="P3"><draw:frame draw:style-name="fr1" draw:name="Image1" text:anchor-type="paragraph" svg:y="0.0472in" svg:width="3.6929in" style:rel-width="55%" svg:height="2.8638in" style:rel-height="28%" draw:z-index="0"><draw:image xlink:href="Pictures/100000000000023A000001C271DEA9C16DBD57CF.jpg" xlink:type="simple" xlink:show="embed" xlink:actuate="onLoad"/></draw:frame>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6:46:35.911348072</meta:creation-date>
    <dc:date>2019-12-27T09:51:20.895665805</dc:date>
    <meta:editing-duration>PT11M7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25" meta:character-count="68" meta:non-whitespace-character-count="60"/>
  </office:meta>
</office:document-meta>
</file>